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orking on github </text:p>
      <text:p text:style-name="Standard"/>
      <text:p text:style-name="Standard"/>
      <text:p text:style-name="Standard">kannappagoud_shiva@THBSSTRLPT-183 MINGW64 ~/Desktop/Software Engg/localrepo</text:p>
      <text:p text:style-name="Standard">$ <text:s/>mkdir git_demo</text:p>
      <text:p text:style-name="Standard"/>
      <text:p text:style-name="Standard">kannappagoud_shiva@THBSSTRLPT-183 MINGW64 ~/Desktop/Software Engg/localrepo</text:p>
      <text:p text:style-name="Standard">$ cd git_demo</text:p>
      <text:p text:style-name="Standard"/>
      <text:p text:style-name="Standard">kannappagoud_shiva@THBSSTRLPT-183 MINGW64 ~/Desktop/Software Engg/localrepo/git_demo</text:p>
      <text:p text:style-name="Standard">$ git config --global user.name "kannappagoud-shivagond"</text:p>
      <text:p text:style-name="Standard"/>
      <text:p text:style-name="Standard">kannappagoud_shiva@THBSSTRLPT-183 MINGW64 ~/Desktop/Software Engg/localrepo/git_demo</text:p>
      <text:p text:style-name="Standard">$ git config --global user.name</text:p>
      <text:p text:style-name="Standard">kannappagoud-shivagond</text:p>
      <text:p text:style-name="Standard"/>
      <text:p text:style-name="Standard">kannappagoud_shiva@THBSSTRLPT-183 MINGW64 ~/Desktop/Software Engg/localrepo/git_demo</text:p>
      <text:p text:style-name="Standard">$ git config --global user.email</text:p>
      <text:p text:style-name="Standard">80326156+kannappagoud-shivagond@users.noreply.github.com</text:p>
      <text:p text:style-name="Standard"/>
      <text:p text:style-name="Standard">kannappagoud_shiva@THBSSTRLPT-183 MINGW64 ~/Desktop/Software Engg/localrepo/git_demo</text:p>
      <text:p text:style-name="Standard">$ whoami</text:p>
      <text:p text:style-name="Standard">kannappagoud_shiva</text:p>
      <text:p text:style-name="Standard"/>
      <text:p text:style-name="Standard">kannappagoud_shiva@THBSSTRLPT-183 MINGW64 ~/Desktop/Software Engg/localrepo/git_demo</text:p>
      <text:p text:style-name="Standard">$ pwd</text:p>
      <text:p text:style-name="Standard">/c/Users/kannappagoud_shiva/Desktop/Software Engg/localrepo/git_demo</text:p>
      <text:p text:style-name="Standard"/>
      <text:p text:style-name="Standard">kannappagoud_shiva@THBSSTRLPT-183 MINGW64 ~/Desktop/Software Engg/localrepo/git_demo</text:p>
      <text:p text:style-name="Standard">$ ls -l</text:p>
      <text:p text:style-name="Standard">total 0</text:p>
      <text:p text:style-name="Standard"/>
      <text:p text:style-name="Standard">kannappagoud_shiva@THBSSTRLPT-183 MINGW64 ~/Desktop/Software Engg/localrepo/git_demo</text:p>
      <text:p text:style-name="Standard">$ cd ..</text:p>
      <text:p text:style-name="Standard"/>
      <text:p text:style-name="Standard">kannappagoud_shiva@THBSSTRLPT-183 MINGW64 ~/Desktop/Software Engg/localrepo</text:p>
      <text:p text:style-name="Standard">$ ls -l</text:p>
      <text:p text:style-name="Standard">total 0</text:p>
      <text:p text:style-name="Standard">drwxr-xr-x 1 kannappagoud_shiva 1049089 0 Sep <text:s/>6 10:28 git_demo/</text:p>
      <text:p text:style-name="Standard"/>
      <text:p text:style-name="Standard">kannappagoud_shiva@THBSSTRLPT-183 MINGW64 ~/Desktop/Software Engg/localrepo</text:p>
      <text:p text:style-name="Standard">$ cd get_demo</text:p>
      <text:p text:style-name="Standard">bash: cd: get_demo: No such file or directory</text:p>
      <text:p text:style-name="Standard"/>
      <text:p text:style-name="Standard">kannappagoud_shiva@THBSSTRLPT-183 MINGW64 ~/Desktop/Software Engg/localrepo</text:p>
      <text:p text:style-name="Standard"><text:soft-page-break/>$ touch demo.txt</text:p>
      <text:p text:style-name="Standard"/>
      <text:p text:style-name="Standard">kannappagoud_shiva@THBSSTRLPT-183 MINGW64 ~/Desktop/Software Engg/localrepo</text:p>
      <text:p text:style-name="Standard">$ cd git_demo</text:p>
      <text:p text:style-name="Standard"/>
      <text:p text:style-name="Standard">kannappagoud_shiva@THBSSTRLPT-183 MINGW64 ~/Desktop/Software Engg/localrepo/git_demo</text:p>
      <text:p text:style-name="Standard">$ touch demo_txt</text:p>
      <text:p text:style-name="Standard"/>
      <text:p text:style-name="Standard">kannappagoud_shiva@THBSSTRLPT-183 MINGW64 ~/Desktop/Software Engg/localrepo/git_demo</text:p>
      <text:p text:style-name="Standard">$ git add demo.txt</text:p>
      <text:p text:style-name="Standard">fatal: not a git repository (or any of the parent directories): .git</text:p>
      <text:p text:style-name="Standard"/>
      <text:p text:style-name="Standard">kannappagoud_shiva@THBSSTRLPT-183 MINGW64 ~/Desktop/Software Engg/localrepo/git_demo</text:p>
      <text:p text:style-name="Standard">$ touch demo_txt</text:p>
      <text:p text:style-name="Standard"/>
      <text:p text:style-name="Standard">kannappagoud_shiva@THBSSTRLPT-183 MINGW64 ~/Desktop/Software Engg/localrepo/git_demo</text:p>
      <text:p text:style-name="Standard">$ git commit -m "Committing the file"</text:p>
      <text:p text:style-name="Standard">fatal: not a git repository (or any of the parent directories): .git</text:p>
      <text:p text:style-name="Standard"/>
      <text:p text:style-name="Standard">kannappagoud_shiva@THBSSTRLPT-183 MINGW64 ~/Desktop/Software Engg/localrepo/git_demo</text:p>
      <text:p text:style-name="Standard">$ git init</text:p>
      <text:p text:style-name="Standard">Initialized empty Git repository in C:/Users/kannappagoud_shiva/Desktop/Software Engg/localrepo/git_demo/.git/</text:p>
      <text:p text:style-name="Standard"/>
      <text:p text:style-name="Standard">kannappagoud_shiva@THBSSTRLPT-183 MINGW64 ~/Desktop/Software Engg/localrepo/git_demo (master)</text:p>
      <text:p text:style-name="Standard">$ git add demo_txt</text:p>
      <text:p text:style-name="Standard"/>
      <text:p text:style-name="Standard">kannappagoud_shiva@THBSSTRLPT-183 MINGW64 ~/Desktop/Software Engg/localrepo/git_demo (master)</text:p>
      <text:p text:style-name="Standard">$ git commit -m "Commited changes in file"</text:p>
      <text:p text:style-name="Standard">[master (root-commit) ddcd1a6] Commited changes in file</text:p>
      <text:p text:style-name="Standard"><text:s/>1 file changed, 0 insertions(+), 0 deletions(-)</text:p>
      <text:p text:style-name="Standard"><text:s/>create mode 100644 demo_txt</text:p>
      <text:p text:style-name="Standard"/>
      <text:p text:style-name="Standard">kannappagoud_shiva@THBSSTRLPT-183 MINGW64 ~/Desktop/Software Engg/localrepo/git_demo (master)</text:p>
      <text:p text:style-name="Standard">$ git remote add origin https://github.com/kannappagoud-shivagond/remoterepo.git</text:p>
      <text:p text:style-name="Standard"/>
      <text:p text:style-name="Standard">kannappagoud_shiva@THBSSTRLPT-183 MINGW64 ~/Desktop/Software Engg/localrepo/git_demo (master)</text:p>
      <text:p text:style-name="Standard">$ git remote - v</text:p>
      <text:p text:style-name="Standard">error: Unknown subcommand: -</text:p>
      <text:p text:style-name="Standard">usage: git remote [-v | --verbose]</text:p>
      <text:p text:style-name="Standard"><text:s text:c="3"/>or: git remote add [-t &lt;branch&gt;] [-m &lt;master&gt;] [-f] [--tags | --no-tags] [--mirror=&lt;fetch|push&gt;] &lt;name&gt; &lt;url&gt;</text:p>
      <text:p text:style-name="Standard"><text:s text:c="3"/>or: git remote rename &lt;old&gt; &lt;new&gt;</text:p>
      <text:p text:style-name="Standard"><text:soft-page-break/><text:s text:c="3"/>or: git remote remove &lt;name&gt;</text:p>
      <text:p text:style-name="Standard"><text:s text:c="3"/>or: git remote set-head &lt;name&gt; (-a | --auto | -d | --delete | &lt;branch&gt;)</text:p>
      <text:p text:style-name="Standard"><text:s text:c="3"/>or: git remote [-v | --verbose] show [-n] &lt;name&gt;</text:p>
      <text:p text:style-name="Standard"><text:s text:c="3"/>or: git remote prune [-n | --dry-run] &lt;name&gt;</text:p>
      <text:p text:style-name="Standard"><text:s text:c="3"/>or: git remote [-v | --verbose] update [-p | --prune] [(&lt;group&gt; | &lt;remote&gt;)...]</text:p>
      <text:p text:style-name="Standard"><text:s text:c="3"/>or: git remote set-branches [--add] &lt;name&gt; &lt;branch&gt;...</text:p>
      <text:p text:style-name="Standard"><text:s text:c="3"/>or: git remote get-url [--push] [--all] &lt;name&gt;</text:p>
      <text:p text:style-name="Standard"><text:s text:c="3"/>or: git remote set-url [--push] &lt;name&gt; &lt;newurl&gt; [&lt;oldurl&gt;]</text:p>
      <text:p text:style-name="Standard"><text:s text:c="3"/>or: git remote set-url --add &lt;name&gt; &lt;newurl&gt;</text:p>
      <text:p text:style-name="Standard"><text:s text:c="3"/>or: git remote set-url --delete &lt;name&gt; &lt;url&gt;</text:p>
      <text:p text:style-name="Standard"/>
      <text:p text:style-name="Standard"><text:s text:c="4"/>-v, --verbose <text:s text:c="8"/>be verbose; must be placed before a subcommand</text:p>
      <text:p text:style-name="Standard"/>
      <text:p text:style-name="Standard"/>
      <text:p text:style-name="Standard">kannappagoud_shiva@THBSSTRLPT-183 MINGW64 ~/Desktop/Software Engg/localrepo/git_demo (master)</text:p>
      <text:p text:style-name="Standard">$ git remote -v</text:p>
      <text:p text:style-name="Standard">origin <text:s/>https://github.com/kannappagoud-shivagond/remoterepo.git (fetch)</text:p>
      <text:p text:style-name="Standard">origin <text:s/>https://github.com/kannappagoud-shivagond/remoterepo.git (push)</text:p>
      <text:p text:style-name="Standard"/>
      <text:p text:style-name="Standard">kannappagoud_shiva@THBSSTRLPT-183 MINGW64 ~/Desktop/Software Engg/localrepo/git_demo (master)</text:p>
      <text:p text:style-name="Standard">$ git push origin master</text:p>
      <text:p text:style-name="Standard">fatal: helper error (-1): authentication prompt was canceled</text:p>
      <text:p text:style-name="Standard">error: unable to read askpass response from 'C:/Users/kannappagoud_shiva/AppData/Local/Programs/Git/mingw64/libexec/git-core/git-gui--askpass'</text:p>
      <text:p text:style-name="Standard">Username for 'https://github.com':</text:p>
      <text:p text:style-name="Standard">remote: No anonymous write access.</text:p>
      <text:p text:style-name="Standard">fatal: Authentication failed for 'https://github.com/kannappagoud-shivagond/remoterepo.git/'</text:p>
      <text:p text:style-name="Standard"/>
      <text:p text:style-name="Standard">kannappagoud_shiva@THBSSTRLPT-183 MINGW64 ~/Desktop/Software Engg/localrepo/git_demo (master)</text:p>
      <text:p text:style-name="Standard">$ git push origin master</text:p>
      <text:p text:style-name="Standard">fatal: Response status code does not indicate success: 401 (Unauthorized).</text:p>
      <text:p text:style-name="Standard">Kremote: Invalid username or password.</text:p>
      <text:p text:style-name="Standard">fatal: Authentication failed for 'https://github.com/kannappagoud-shivagond/remoterepo.git/'</text:p>
      <text:p text:style-name="Standard"/>
      <text:p text:style-name="Standard">kannappagoud_shiva@THBSSTRLPT-183 MINGW64 ~/Desktop/Software Engg/localrepo/git_demo (master)</text:p>
      <text:p text:style-name="Standard">$ git remote -v</text:p>
      <text:p text:style-name="Standard">origin <text:s/>https://github.com/kannappagoud-shivagond/remoterepo.git (fetch)</text:p>
      <text:p text:style-name="Standard">origin <text:s/>https://github.com/kannappagoud-shivagond/remoterepo.git (push)</text:p>
      <text:p text:style-name="Standard"/>
      <text:p text:style-name="Standard">kannappagoud_shiva@THBSSTRLPT-183 MINGW64 ~/Desktop/Software Engg/localrepo/git_demo (master)</text:p>
      <text:p text:style-name="Standard">$ git push origin master</text:p>
      <text:p text:style-name="Standard">Enumerating objects: 3, done.</text:p>
      <text:p text:style-name="Standard">Counting objects: 100% (3/3), done.</text:p>
      <text:p text:style-name="Standard">Writing objects: 100% (3/3), 242 bytes | 242.00 KiB/s, done.</text:p>
      <text:p text:style-name="Standard">Total 3 (delta 0), reused 0 (delta 0), pack-reused 0</text:p>
      <text:p text:style-name="Standard">To https://github.com/kannappagoud-shivagond/remoterepo.git</text:p>
      <text:p text:style-name="Standard"><text:soft-page-break/><text:s/>* [new branch] <text:s text:c="5"/>master -&gt; master</text:p>
      <text:p text:style-name="Standard"/>
      <text:p text:style-name="Standard">........................................................................................</text:p>
      <text:p text:style-name="Standard"/>
      <text:p text:style-name="Standard">kannappagoud_shiva@THBSSTRLPT-183 MINGW64 ~/Desktop/Software Engg/localrepo</text:p>
      <text:p text:style-name="Standard">$ git init demo4</text:p>
      <text:p text:style-name="Standard">Initialized empty Git repository in C:/Users/kannappagoud_shiva/Desktop/Software Engg/localrepo/demo4/.git/</text:p>
      <text:p text:style-name="Standard"/>
      <text:p text:style-name="Standard">kannappagoud_shiva@THBSSTRLPT-183 MINGW64 ~/Desktop/Software Engg/localrepo</text:p>
      <text:p text:style-name="Standard">$ cd demo4</text:p>
      <text:p text:style-name="Standard"/>
      <text:p text:style-name="Standard">kannappagoud_shiva@THBSSTRLPT-183 MINGW64 ~/Desktop/Software Engg/localrepo/demo4 (master)</text:p>
      <text:p text:style-name="Standard">$ git pull https://github.com/kannappagoud-shivagond/face-detection.git</text:p>
      <text:p text:style-name="Standard">remote: Enumerating objects: 91, done.</text:p>
      <text:p text:style-name="Standard">remote: Counting objects: 100% (91/91), done.</text:p>
      <text:p text:style-name="Standard">remote: Compressing objects: 100% (75/75), done.</text:p>
      <text:p text:style-name="Standard">remote: Total 91 (delta 1), reused 91 (delta 1), pack-reused 0</text:p>
      <text:p text:style-name="Standard">Unpacking objects: 100% (91/91), 185.39 KiB | 682.00 KiB/s, done.</text:p>
      <text:p text:style-name="Standard">From https://github.com/kannappagoud-shivagond/face-detection</text:p>
      <text:p text:style-name="Standard"><text:s/>* branch <text:s text:c="11"/>HEAD <text:s text:c="6"/>-&gt; FETCH_HEAD</text:p>
      <text:p text:style-name="Standard"/>
      <text:p text:style-name="Standard">kannappagoud_shiva@THBSSTRLPT-183 MINGW64 ~/Desktop/Software Engg/localrepo/demo4 (master)</text:p>
      <text:p text:style-name="Standard">$</text:p>
      <text:p text:style-name="Standard">..........................................................................................................</text:p>
      <text:p text:style-name="Standard"/>
      <text:p text:style-name="Standard">File push</text:p>
      <text:p text:style-name="Standard">go to localrepo director and open the <text:s/>gitBash</text:p>
      <text:p text:style-name="Standard">1. create directory</text:p>
      <text:p text:style-name="Standard">2. cd to the new created director</text:p>
      <text:p text:style-name="Standard">3. create a new file <text:s/>: touch demo.txt</text:p>
      <text:p text:style-name="Standard">4. git init :---&gt; curr directory</text:p>
      <text:p text:style-name="Standard">5 <text:s/>git add demo.txt</text:p>
      <text:p text:style-name="Standard">6 git commit -m message</text:p>
      <text:p text:style-name="Standard">7. git remote add origin https://github.com/mythsubu1073busfund/neweclipserepo1.git</text:p>
      <text:p text:style-name="Standard">8. git removte -v</text:p>
      <text:p text:style-name="Standard">9. git push origin master</text:p>
      <text:p text:style-name="Standard">................................................................................................</text:p>
      <text:p text:style-name="Standard"><text:s/></text:p>
      <text:p text:style-name="Standard">File pull from remote <text:s/>repository</text:p>
      <text:p text:style-name="Standard"><text:s/></text:p>
      <text:p text:style-name="Standard">1. git init demo_repo</text:p>
      <text:p text:style-name="Standard">2. git pull https://github.com/mythsubu1073busfund/neweclipserepo1.git</text:p>
      <text:p text:style-name="Standard">......................................................................................................</text:p>
      <text:p text:style-name="Standard"><text:s/></text:p>
      <text:p text:style-name="Standard"/>
      <text:p text:style-name="Standard">File push using clone</text:p>
      <text:p text:style-name="Standard">1. go to localrepo director and open the <text:s/>gitBash</text:p>
      <text:p text:style-name="Standard">2. git clone https://github.com/mythsubu1073busfund/neweclipserepo1</text:p>
      <text:p text:style-name="Standard">3. cd neweclipserepo1</text:p>
      <text:p text:style-name="Standard"><text:soft-page-break/>4, Create a project in eclipse and give path : browse and give the path:local repository</text:p>
      <text:p text:style-name="Standard">5. ls</text:p>
      <text:p text:style-name="Standard"><text:s text:c="3"/>/scr /bin</text:p>
      <text:p text:style-name="Standard"><text:s/></text:p>
      <text:p text:style-name="Standard">6. git add .</text:p>
      <text:p text:style-name="Standard">7. git commit -m message</text:p>
      <text:p text:style-name="Standard">8. git push origin master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06T17:47:15.328000000</dc:date>
    <meta:editing-duration>PT5M45S</meta:editing-duration>
    <meta:editing-cycles>3</meta:editing-cycles>
    <meta:document-statistic meta:table-count="0" meta:image-count="0" meta:object-count="0" meta:page-count="5" meta:paragraph-count="150" meta:word-count="762" meta:character-count="7596" meta:non-whitespace-character-count="6909"/>
  </office:meta>
</office:document-meta>
</file>